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d2fef" officeooo:paragraph-rsid="001da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NOTE, THIS FILE IS BEING USED by disabling Laptop display monitor behaviour when closing lid.</text:p>
      <text:p text:style-name="Preformatted_20_Text"># See notes on Laptops.conf</text:p>
      <text:p text:style-name="Preformatted_20_Text"/>
      <text:p text:style-name="P1">#monitor = eDP-1, preferred, auto,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02:06:25.652881715</dc:date>
    <meta:editing-duration>PT2M47S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1" meta:paragraph-count="3" meta:word-count="27" meta:character-count="158" meta:non-whitespace-character-count="134"/>
  </office:meta>
</office:document-meta>
</file>